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0" style:family="table">
      <style:table-properties style:width="2.598cm" table:align="left"/>
    </style:style>
    <style:style style:name="Table10.A" style:family="table-column">
      <style:table-column-properties style:column-width="1.205cm"/>
    </style:style>
    <style:style style:name="Table10.B" style:family="table-column">
      <style:table-column-properties style:column-width="1.393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8" style:family="table">
      <style:table-properties style:width="2.598cm" table:align="left"/>
    </style:style>
    <style:style style:name="Table8.A" style:family="table-column">
      <style:table-column-properties style:column-width="1.205cm"/>
    </style:style>
    <style:style style:name="Table8.B" style:family="table-column">
      <style:table-column-properties style:column-width="1.39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9" style:family="table">
      <style:table-properties style:width="2.598cm" table:align="left"/>
    </style:style>
    <style:style style:name="Table9.A" style:family="table-column">
      <style:table-column-properties style:column-width="1.205cm"/>
    </style:style>
    <style:style style:name="Table9.B" style:family="table-column">
      <style:table-column-properties style:column-width="1.393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Text_20_body">
      <style:paragraph-properties fo:line-height="100%" fo:text-align="justify" style:justify-single-word="false"/>
      <style:text-properties fo:language="fr" fo:country="FR" fo:font-style="italic" fo:font-weight="bold" officeooo:rsid="00f3762a" officeooo:paragraph-rsid="00f3762a" style:font-style-asian="italic" style:font-weight-asian="bold" style:font-style-complex="italic" style:font-weight-complex="bold"/>
    </style:style>
    <style:style style:name="P2" style:family="paragraph" style:parent-style-name="Text_20_body">
      <style:text-properties fo:language="fr" fo:country="FR" officeooo:paragraph-rsid="00330a14"/>
    </style:style>
    <style:style style:name="P3" style:family="paragraph" style:parent-style-name="Text_20_body">
      <style:paragraph-properties fo:margin-top="0cm" fo:margin-bottom="0cm" loext:contextual-spacing="false" fo:line-height="100%" fo:text-align="justify" style:justify-single-word="false"/>
      <style:text-properties fo:language="fr" fo:country="FR" fo:font-style="italic" fo:font-weight="bold" officeooo:rsid="00ea9821" officeooo:paragraph-rsid="00ea9821" style:font-style-asian="italic" style:font-weight-asian="bold" style:font-style-complex="italic" style:font-weight-complex="bold"/>
    </style:style>
    <style:style style:name="P4" style:family="paragraph" style:parent-style-name="Text_20_body">
      <style:paragraph-properties fo:margin-top="0cm" fo:margin-bottom="0cm" loext:contextual-spacing="false" fo:line-height="100%" fo:text-align="justify" style:justify-single-word="false"/>
      <style:text-properties fo:language="fr" fo:country="FR" fo:font-style="italic" fo:font-weight="bold" officeooo:rsid="00ea9821" officeooo:paragraph-rsid="00f0c3b1" style:font-style-asian="italic" style:font-weight-asian="bold" style:font-style-complex="italic" style:font-weight-complex="bold"/>
    </style:style>
    <style:style style:name="P5" style:family="paragraph" style:parent-style-name="Text_20_body">
      <style:paragraph-properties fo:margin-top="0cm" fo:margin-bottom="0cm" loext:contextual-spacing="false" fo:line-height="100%" fo:text-align="justify" style:justify-single-word="false"/>
      <style:text-properties fo:language="fr" fo:country="FR" fo:font-style="italic" fo:font-weight="bold" officeooo:rsid="00ea9821" officeooo:paragraph-rsid="00f2b5aa" style:font-style-asian="italic" style:font-weight-asian="bold" style:font-style-complex="italic" style:font-weight-complex="bold"/>
    </style:style>
    <style:style style:name="P6" style:family="paragraph" style:parent-style-name="Text_20_body">
      <style:paragraph-properties fo:margin-top="0cm" fo:margin-bottom="0cm" loext:contextual-spacing="false" fo:line-height="100%" fo:text-align="justify" style:justify-single-word="false"/>
      <style:text-properties fo:language="fr" fo:country="FR" fo:font-style="italic" officeooo:rsid="00ea9821" officeooo:paragraph-rsid="00ea9821" style:font-style-asian="italic" style:font-style-complex="italic"/>
    </style:style>
    <style:style style:name="P7" style:family="paragraph" style:parent-style-name="Text_20_body">
      <style:paragraph-properties fo:margin-top="0cm" fo:margin-bottom="0cm" loext:contextual-spacing="false" fo:line-height="100%" fo:text-align="justify" style:justify-single-word="false"/>
      <style:text-properties officeooo:paragraph-rsid="00ea9821"/>
    </style:style>
    <style:style style:name="P8" style:family="paragraph" style:parent-style-name="Text_20_body">
      <style:paragraph-properties fo:margin-top="0cm" fo:margin-bottom="0cm" loext:contextual-spacing="false" fo:line-height="100%" fo:text-align="justify" style:justify-single-word="false"/>
      <style:text-properties officeooo:paragraph-rsid="00f0c3b1"/>
    </style:style>
    <style:style style:name="P9" style:family="paragraph" style:parent-style-name="Title">
      <style:text-properties fo:language="fr" fo:country="FR"/>
    </style:style>
    <style:style style:name="P10" style:family="paragraph" style:parent-style-name="Subtitle">
      <style:text-properties fo:language="fr" fo:country="FR"/>
    </style:style>
    <style:style style:name="P11" style:family="paragraph" style:parent-style-name="Standard">
      <style:paragraph-properties fo:text-align="center" style:justify-single-word="false"/>
      <style:text-properties style:font-name="Arial" fo:language="fr" fo:country="FR" officeooo:paragraph-rsid="001b843c"/>
    </style:style>
    <style:style style:name="P12" style:family="paragraph" style:parent-style-name="Standard">
      <style:text-properties fo:language="fr" fo:country="FR" officeooo:paragraph-rsid="001b843c"/>
    </style:style>
    <style:style style:name="P13" style:family="paragraph" style:parent-style-name="Standard">
      <style:paragraph-properties fo:text-align="justify" style:justify-single-word="false"/>
      <style:text-properties fo:language="fr" fo:country="FR" officeooo:rsid="0082b5be" officeooo:paragraph-rsid="0082b5be"/>
    </style:style>
    <style:style style:name="P14" style:family="paragraph" style:parent-style-name="Standard">
      <style:paragraph-properties fo:text-align="justify" style:justify-single-word="false"/>
      <style:text-properties fo:language="fr" fo:country="FR" officeooo:rsid="00d617e0" officeooo:paragraph-rsid="00db4647"/>
    </style:style>
    <style:style style:name="P15" style:family="paragraph" style:parent-style-name="Standard">
      <style:paragraph-properties fo:text-align="justify" style:justify-single-word="false"/>
      <style:text-properties fo:language="fr" fo:country="FR" fo:font-style="normal" officeooo:rsid="00d617e0" officeooo:paragraph-rsid="00d71435" style:font-style-asian="normal" style:font-style-complex="normal"/>
    </style:style>
    <style:style style:name="P16" style:family="paragraph" style:parent-style-name="Standard">
      <style:paragraph-properties fo:text-align="justify" style:justify-single-word="false"/>
      <style:text-properties fo:language="fr" fo:country="FR" fo:font-style="normal" officeooo:rsid="008dba08" officeooo:paragraph-rsid="008dba08" style:font-style-asian="normal" style:font-style-complex="normal"/>
    </style:style>
    <style:style style:name="P17" style:family="paragraph" style:parent-style-name="Standard">
      <style:paragraph-properties fo:text-align="justify" style:justify-single-word="false"/>
      <style:text-properties fo:language="fr" fo:country="FR" fo:font-style="normal" officeooo:rsid="00bed118" officeooo:paragraph-rsid="008dba08" style:font-style-asian="normal" style:font-style-complex="normal"/>
    </style:style>
    <style:style style:name="P18" style:family="paragraph" style:parent-style-name="Standard">
      <style:paragraph-properties fo:text-align="justify" style:justify-single-word="false"/>
      <style:text-properties fo:language="fr" fo:country="FR" fo:font-style="normal" officeooo:rsid="00dc1e1c" officeooo:paragraph-rsid="00dc1e1c" style:font-style-asian="normal" style:font-style-complex="normal"/>
    </style:style>
    <style:style style:name="P19" style:family="paragraph" style:parent-style-name="Standard">
      <style:paragraph-properties fo:text-align="justify" style:justify-single-word="false"/>
      <style:text-properties fo:language="fr" fo:country="FR" officeooo:paragraph-rsid="00d71435"/>
    </style:style>
    <style:style style:name="P20" style:family="paragraph" style:parent-style-name="Standard">
      <style:paragraph-properties fo:text-align="justify" style:justify-single-word="false"/>
      <style:text-properties fo:language="fr" fo:country="FR" officeooo:paragraph-rsid="00dc1e1c"/>
    </style:style>
    <style:style style:name="P21" style:family="paragraph" style:parent-style-name="Standard">
      <style:paragraph-properties fo:text-align="justify" style:justify-single-word="false"/>
      <style:text-properties fo:language="fr" fo:country="FR" officeooo:paragraph-rsid="002543ad"/>
    </style:style>
    <style:style style:name="P22" style:family="paragraph" style:parent-style-name="Standard">
      <style:paragraph-properties fo:text-align="justify" style:justify-single-word="false"/>
      <style:text-properties fo:language="fr" fo:country="FR" officeooo:rsid="0065cc12" officeooo:paragraph-rsid="0065cc12"/>
    </style:style>
    <style:style style:name="P23" style:family="paragraph" style:parent-style-name="Standard">
      <style:paragraph-properties fo:text-align="justify" style:justify-single-word="false"/>
      <style:text-properties fo:language="fr" fo:country="FR" officeooo:rsid="00dc1e1c" officeooo:paragraph-rsid="00dc1e1c"/>
    </style:style>
    <style:style style:name="P24" style:family="paragraph" style:parent-style-name="Standard">
      <style:text-properties fo:language="fr" fo:country="FR" fo:font-style="italic" officeooo:rsid="005b5884" officeooo:paragraph-rsid="008f2d00" style:font-style-asian="italic" style:font-style-complex="italic"/>
    </style:style>
    <style:style style:name="P25" style:family="paragraph" style:parent-style-name="Standard">
      <style:text-properties fo:language="fr" fo:country="FR" fo:font-style="italic" officeooo:rsid="008f2d00" officeooo:paragraph-rsid="008f2d00" style:font-style-asian="italic" style:font-style-complex="italic"/>
    </style:style>
    <style:style style:name="P26" style:family="paragraph" style:parent-style-name="Standard">
      <style:text-properties fo:language="fr" fo:country="FR" fo:font-style="italic" fo:font-weight="normal" officeooo:rsid="008f2d00" officeooo:paragraph-rsid="00c85756" style:font-style-asian="italic" style:font-weight-asian="normal" style:font-style-complex="italic" style:font-weight-complex="normal"/>
    </style:style>
    <style:style style:name="P27" style:family="paragraph" style:parent-style-name="Standard">
      <style:text-properties fo:language="fr" fo:country="FR" fo:font-style="italic" fo:font-weight="normal" officeooo:rsid="00f3ea70" officeooo:paragraph-rsid="00f3ea70" style:font-style-asian="italic" style:font-weight-asian="normal" style:font-style-complex="italic" style:font-weight-complex="normal"/>
    </style:style>
    <style:style style:name="P28" style:family="paragraph" style:parent-style-name="Standard">
      <style:text-properties fo:language="fr" fo:country="FR" officeooo:paragraph-rsid="002543ad"/>
    </style:style>
    <style:style style:name="P29" style:family="paragraph" style:parent-style-name="Standard">
      <style:text-properties fo:language="fr" fo:country="FR" officeooo:rsid="002543ad" officeooo:paragraph-rsid="002543ad"/>
    </style:style>
    <style:style style:name="P30" style:family="paragraph" style:parent-style-name="Standard">
      <style:text-properties fo:language="fr" fo:country="FR" officeooo:rsid="002543ad" officeooo:paragraph-rsid="004e10ec"/>
    </style:style>
    <style:style style:name="P31" style:family="paragraph" style:parent-style-name="Standard">
      <style:paragraph-properties fo:text-align="justify" style:justify-single-word="false"/>
      <style:text-properties fo:language="fr" fo:country="FR" officeooo:rsid="00bed118" officeooo:paragraph-rsid="00bed118"/>
    </style:style>
    <style:style style:name="P32" style:family="paragraph" style:parent-style-name="Standard">
      <style:text-properties fo:language="fr" fo:country="FR" officeooo:rsid="00b71f6d" officeooo:paragraph-rsid="00b71f6d"/>
    </style:style>
    <style:style style:name="P33" style:family="paragraph" style:parent-style-name="Standard">
      <style:text-properties fo:language="fr" fo:country="FR" officeooo:rsid="005051e1" officeooo:paragraph-rsid="005051e1"/>
    </style:style>
    <style:style style:name="P34" style:family="paragraph" style:parent-style-name="Standard">
      <style:text-properties fo:language="fr" fo:country="FR" officeooo:rsid="00b5028c" officeooo:paragraph-rsid="00b5028c"/>
    </style:style>
    <style:style style:name="P35" style:family="paragraph" style:parent-style-name="Standard">
      <style:text-properties fo:language="fr" fo:country="FR" style:text-underline-style="solid" style:text-underline-width="auto" style:text-underline-color="font-color" officeooo:rsid="008640b9" officeooo:paragraph-rsid="008640b9"/>
    </style:style>
    <style:style style:name="P36" style:family="paragraph" style:parent-style-name="Standard">
      <style:paragraph-properties fo:text-align="justify" style:justify-single-word="false"/>
      <style:text-properties fo:language="fr" fo:country="FR" officeooo:rsid="00892600" officeooo:paragraph-rsid="00892600"/>
    </style:style>
    <style:style style:name="P37" style:family="paragraph" style:parent-style-name="Standard">
      <style:text-properties fo:language="fr" fo:country="FR" officeooo:rsid="004e10ec" officeooo:paragraph-rsid="008f2d00"/>
    </style:style>
    <style:style style:name="P38" style:family="paragraph" style:parent-style-name="Standard">
      <style:text-properties style:font-name="DejaVu Sans Mono" fo:language="fr" fo:country="FR" style:text-underline-style="none" officeooo:rsid="00e24a6c" officeooo:paragraph-rsid="00b08172"/>
    </style:style>
    <style:style style:name="P39" style:family="paragraph" style:parent-style-name="Standard">
      <style:text-properties style:font-name="DejaVu Sans Mono" fo:language="fr" fo:country="FR" style:text-underline-style="none" officeooo:rsid="00b129b8" officeooo:paragraph-rsid="00b129b8"/>
    </style:style>
    <style:style style:name="P40" style:family="paragraph" style:parent-style-name="Standard">
      <style:text-properties style:font-name="DejaVu Sans Mono" fo:language="fr" fo:country="FR" style:text-underline-style="none" officeooo:rsid="00e4270d" officeooo:paragraph-rsid="00e4270d"/>
    </style:style>
    <style:style style:name="P41" style:family="paragraph" style:parent-style-name="Standard">
      <style:paragraph-properties fo:text-align="justify" style:justify-single-word="false"/>
      <style:text-properties fo:color="#ff0000" fo:language="fr" fo:country="FR" officeooo:rsid="00b129b8" officeooo:paragraph-rsid="00b129b8"/>
    </style:style>
    <style:style style:name="P42" style:family="paragraph" style:parent-style-name="Table_20_Contents">
      <style:text-properties fo:language="fr" fo:country="FR" fo:font-weight="bold" officeooo:paragraph-rsid="001b843c" style:font-weight-asian="bold" style:font-weight-complex="bold"/>
    </style:style>
    <style:style style:name="P43" style:family="paragraph" style:parent-style-name="Table_20_Contents">
      <style:text-properties fo:language="fr" fo:country="FR" officeooo:rsid="00a66410" officeooo:paragraph-rsid="001b843c"/>
    </style:style>
    <style:style style:name="P44" style:family="paragraph" style:parent-style-name="Table_20_Contents">
      <style:paragraph-properties fo:text-align="center" style:justify-single-word="false"/>
      <style:text-properties fo:language="fr" fo:country="FR" officeooo:rsid="00a66410" officeooo:paragraph-rsid="00a66410"/>
    </style:style>
    <style:style style:name="P45" style:family="paragraph" style:parent-style-name="Table_20_Contents">
      <style:paragraph-properties fo:text-align="center" style:justify-single-word="false"/>
      <style:text-properties fo:language="fr" fo:country="FR" officeooo:rsid="003b4b8a" officeooo:paragraph-rsid="00c85756"/>
    </style:style>
    <style:style style:name="P46" style:family="paragraph" style:parent-style-name="Table_20_Contents">
      <style:paragraph-properties fo:text-align="center" style:justify-single-word="false"/>
      <style:text-properties fo:language="fr" fo:country="FR" officeooo:rsid="003b4b8a" officeooo:paragraph-rsid="008f2d00"/>
    </style:style>
    <style:style style:name="P47" style:family="paragraph" style:parent-style-name="Table_20_Contents">
      <style:paragraph-properties fo:text-align="center" style:justify-single-word="false"/>
      <style:text-properties fo:language="fr" fo:country="FR" officeooo:rsid="003b4b8a" officeooo:paragraph-rsid="00ac767e"/>
    </style:style>
    <style:style style:name="P48" style:family="paragraph" style:parent-style-name="Table_20_Contents">
      <style:paragraph-properties fo:text-align="center" style:justify-single-word="false"/>
      <style:text-properties fo:language="fr" fo:country="FR" officeooo:rsid="003b4b8a" officeooo:paragraph-rsid="003b4b8a"/>
    </style:style>
    <style:style style:name="P49" style:family="paragraph" style:parent-style-name="Table_20_Contents">
      <style:paragraph-properties fo:text-align="center" style:justify-single-word="false"/>
      <style:text-properties fo:language="fr" fo:country="FR" officeooo:rsid="003b4b8a" officeooo:paragraph-rsid="004e10ec"/>
    </style:style>
    <style:style style:name="P50" style:family="paragraph" style:parent-style-name="Table_20_Contents">
      <style:paragraph-properties fo:text-align="center" style:justify-single-word="false"/>
      <style:text-properties fo:language="fr" fo:country="FR" officeooo:paragraph-rsid="00c85756"/>
    </style:style>
    <style:style style:name="P51" style:family="paragraph" style:parent-style-name="Table_20_Contents">
      <style:paragraph-properties fo:text-align="center" style:justify-single-word="false"/>
      <style:text-properties fo:language="fr" fo:country="FR" officeooo:paragraph-rsid="008f2d00"/>
    </style:style>
    <style:style style:name="P52" style:family="paragraph" style:parent-style-name="Table_20_Contents">
      <style:paragraph-properties fo:text-align="center" style:justify-single-word="false"/>
      <style:text-properties fo:language="fr" fo:country="FR" officeooo:paragraph-rsid="00ac767e"/>
    </style:style>
    <style:style style:name="P53" style:family="paragraph" style:parent-style-name="Table_20_Contents">
      <style:paragraph-properties fo:text-align="center" style:justify-single-word="false"/>
      <style:text-properties fo:language="fr" fo:country="FR" officeooo:paragraph-rsid="002543ad"/>
    </style:style>
    <style:style style:name="P54" style:family="paragraph" style:parent-style-name="Table_20_Contents">
      <style:paragraph-properties fo:text-align="center" style:justify-single-word="false"/>
      <style:text-properties fo:language="fr" fo:country="FR" officeooo:paragraph-rsid="004e10ec"/>
    </style:style>
    <style:style style:name="P55" style:family="paragraph" style:parent-style-name="Table_20_Contents">
      <style:paragraph-properties fo:text-align="center" style:justify-single-word="false"/>
      <style:text-properties fo:language="fr" fo:country="FR" officeooo:rsid="006b0e7f" officeooo:paragraph-rsid="006b0e7f"/>
    </style:style>
    <style:style style:name="P56" style:family="paragraph" style:parent-style-name="Table_20_Contents">
      <style:text-properties fo:color="#000000" fo:language="fr" fo:country="FR" officeooo:paragraph-rsid="00e83b2a"/>
    </style:style>
    <style:style style:name="P57" style:family="paragraph" style:parent-style-name="Table_20_Contents">
      <style:text-properties fo:color="#000000" fo:language="fr" fo:country="FR" officeooo:rsid="00384135" officeooo:paragraph-rsid="00e83b2a"/>
    </style:style>
    <style:style style:name="P58" style:family="paragraph" style:parent-style-name="Standard">
      <style:paragraph-properties fo:text-align="justify" style:justify-single-word="false"/>
      <style:text-properties fo:language="fr" fo:country="FR" fo:font-style="italic" officeooo:rsid="00f3ea70" officeooo:paragraph-rsid="00f3ea70" style:font-style-asian="italic" style:font-style-complex="italic"/>
    </style:style>
    <style:style style:name="P59" style:family="paragraph" style:parent-style-name="Standard">
      <style:paragraph-properties fo:text-align="justify" style:justify-single-word="false"/>
      <style:text-properties officeooo:paragraph-rsid="01005f24"/>
    </style:style>
    <style:style style:name="P60" style:family="paragraph" style:parent-style-name="Text_20_body" style:list-style-name="L1">
      <style:paragraph-properties fo:text-align="justify" style:justify-single-word="false"/>
      <style:text-properties fo:language="fr" fo:country="FR" officeooo:paragraph-rsid="003f8839"/>
    </style:style>
    <style:style style:name="P61" style:family="paragraph" style:parent-style-name="Text_20_body" style:list-style-name="L2">
      <style:text-properties fo:language="fr" fo:country="FR" officeooo:paragraph-rsid="00330a14"/>
    </style:style>
    <style:style style:name="P62" style:family="paragraph" style:parent-style-name="Text_20_body">
      <style:paragraph-properties fo:text-align="justify" style:justify-single-word="false"/>
      <style:text-properties fo:language="fr" fo:country="FR" fo:font-style="italic" officeooo:rsid="00e90574" officeooo:paragraph-rsid="00e90574" style:font-style-asian="italic" style:font-style-complex="italic"/>
    </style:style>
    <style:style style:name="P63" style:family="paragraph" style:parent-style-name="Text_20_body">
      <style:paragraph-properties fo:text-align="justify" style:justify-single-word="false"/>
      <style:text-properties fo:language="fr" fo:country="FR" fo:font-style="italic" officeooo:rsid="00fd334a" officeooo:paragraph-rsid="009503b1" style:font-style-asian="italic" style:font-style-complex="italic"/>
    </style:style>
    <style:style style:name="P64" style:family="paragraph" style:parent-style-name="Text_20_body">
      <style:paragraph-properties fo:text-align="justify" style:justify-single-word="false"/>
      <style:text-properties fo:language="fr" fo:country="FR" fo:font-style="italic" officeooo:rsid="00fd334a" officeooo:paragraph-rsid="00fd334a" style:font-style-asian="italic" style:font-style-complex="italic"/>
    </style:style>
    <style:style style:name="P65" style:family="paragraph" style:parent-style-name="Text_20_body">
      <style:paragraph-properties fo:line-height="100%" fo:text-align="justify" style:justify-single-word="false"/>
      <style:text-properties fo:language="fr" fo:country="FR" fo:font-style="italic" fo:font-weight="bold" officeooo:rsid="00ea9821" officeooo:paragraph-rsid="00f1f538" style:font-style-asian="italic" style:font-weight-asian="bold" style:font-style-complex="italic" style:font-weight-complex="bold"/>
    </style:style>
    <style:style style:name="P66" style:family="paragraph" style:parent-style-name="Text_20_body">
      <style:paragraph-properties fo:line-height="100%" fo:text-align="justify" style:justify-single-word="false"/>
      <style:text-properties fo:language="fr" fo:country="FR" fo:font-style="italic" fo:font-weight="bold" officeooo:rsid="00ea9821" officeooo:paragraph-rsid="00f76c18" style:font-style-asian="italic" style:font-weight-asian="bold" style:font-style-complex="italic" style:font-weight-complex="bold"/>
    </style:style>
    <style:style style:name="P67" style:family="paragraph" style:parent-style-name="Text_20_body">
      <style:paragraph-properties fo:text-align="justify" style:justify-single-word="false"/>
      <style:text-properties fo:language="fr" fo:country="FR" fo:font-style="normal" fo:font-weight="normal" officeooo:rsid="00f55c85" officeooo:paragraph-rsid="00f55c85" style:font-style-asian="normal" style:font-weight-asian="normal" style:font-style-complex="normal" style:font-weight-complex="normal"/>
    </style:style>
    <style:style style:name="P68" style:family="paragraph" style:parent-style-name="Text_20_body">
      <style:paragraph-properties fo:text-align="justify" style:justify-single-word="false"/>
      <style:text-properties fo:language="fr" fo:country="FR" fo:font-style="normal" officeooo:rsid="00e90574" officeooo:paragraph-rsid="00e90574" style:font-style-asian="normal" style:font-style-complex="normal"/>
    </style:style>
    <style:style style:name="P69" style:family="paragraph" style:parent-style-name="Text_20_body">
      <style:paragraph-properties fo:text-align="justify" style:justify-single-word="false"/>
      <style:text-properties fo:language="fr" fo:country="FR" fo:font-style="normal" officeooo:rsid="00f6209f" officeooo:paragraph-rsid="00f6209f" style:font-style-asian="normal" style:font-style-complex="normal"/>
    </style:style>
    <style:style style:name="P70" style:family="paragraph" style:parent-style-name="Text_20_body" style:list-style-name="L1">
      <style:paragraph-properties fo:text-align="justify" style:justify-single-word="false"/>
      <style:text-properties fo:color="#c9211e" fo:language="fr" fo:country="FR" officeooo:rsid="00e68d42" officeooo:paragraph-rsid="00e68d42"/>
    </style:style>
    <style:style style:name="P71" style:family="paragraph" style:parent-style-name="Text_20_body">
      <style:paragraph-properties fo:margin-top="0cm" fo:margin-bottom="0cm" loext:contextual-spacing="false" fo:line-height="100%" fo:text-align="justify" style:justify-single-word="false"/>
      <style:text-properties fo:language="fr" fo:country="FR" fo:font-style="italic" fo:font-weight="normal" officeooo:rsid="00f0c3b1" officeooo:paragraph-rsid="00f0c3b1" style:font-style-asian="italic" style:font-weight-asian="normal" style:font-style-complex="italic" style:font-weight-complex="normal"/>
    </style:style>
    <style:style style:name="P72" style:family="paragraph" style:parent-style-name="Text_20_body">
      <style:paragraph-properties fo:margin-top="0cm" fo:margin-bottom="0cm" loext:contextual-spacing="false" fo:line-height="100%" fo:text-align="justify" style:justify-single-word="false"/>
      <style:text-properties fo:language="fr" fo:country="FR" fo:font-style="italic" fo:font-weight="normal" officeooo:rsid="00f1f538" officeooo:paragraph-rsid="00f0c3b1" style:font-style-asian="italic" style:font-weight-asian="normal" style:font-style-complex="italic" style:font-weight-complex="normal"/>
    </style:style>
    <style:style style:name="P73" style:family="paragraph" style:parent-style-name="Text_20_body">
      <style:paragraph-properties fo:margin-top="0cm" fo:margin-bottom="0cm" loext:contextual-spacing="false" fo:line-height="100%" fo:text-align="justify" style:justify-single-word="false"/>
      <style:text-properties fo:language="fr" fo:country="FR" fo:font-style="italic" fo:font-weight="bold" officeooo:rsid="00f1f538" officeooo:paragraph-rsid="00f0c3b1" style:font-style-asian="italic" style:font-weight-asian="bold" style:font-style-complex="italic" style:font-weight-complex="bold"/>
    </style:style>
    <style:style style:name="P74" style:family="paragraph" style:parent-style-name="Text_20_body">
      <style:paragraph-properties fo:margin-top="0cm" fo:margin-bottom="0cm" loext:contextual-spacing="false" fo:line-height="100%" fo:text-align="justify" style:justify-single-word="false"/>
      <style:text-properties fo:language="fr" fo:country="FR" fo:font-style="italic" fo:font-weight="bold" officeooo:rsid="00ea9821" officeooo:paragraph-rsid="00f76c18" style:font-style-asian="italic" style:font-weight-asian="bold" style:font-style-complex="italic" style:font-weight-complex="bold"/>
    </style:style>
    <style:style style:name="P75" style:family="paragraph" style:parent-style-name="Text_20_body">
      <style:paragraph-properties fo:margin-top="0cm" fo:margin-bottom="0cm" loext:contextual-spacing="false" fo:line-height="100%" fo:text-align="justify" style:justify-single-word="false"/>
      <style:text-properties fo:language="fr" fo:country="FR" fo:font-style="italic" fo:font-weight="bold" officeooo:rsid="00ea9821" officeooo:paragraph-rsid="00fd334a" style:font-style-asian="italic" style:font-weight-asian="bold" style:font-style-complex="italic" style:font-weight-complex="bold"/>
    </style:style>
    <style:style style:name="P76" style:family="paragraph" style:parent-style-name="Text_20_body">
      <style:paragraph-properties fo:margin-top="0cm" fo:margin-bottom="0cm" loext:contextual-spacing="false" fo:line-height="100%" fo:text-align="justify" style:justify-single-word="false"/>
      <style:text-properties fo:language="fr" fo:country="FR" fo:font-style="italic" fo:font-weight="bold" officeooo:rsid="00f62af6" officeooo:paragraph-rsid="00f62af6" style:font-style-asian="italic" style:font-weight-asian="bold" style:font-style-complex="italic" style:font-weight-complex="bold"/>
    </style:style>
    <style:style style:name="P77" style:family="paragraph" style:parent-style-name="Text_20_body">
      <style:paragraph-properties fo:margin-top="0cm" fo:margin-bottom="0cm" loext:contextual-spacing="false" fo:line-height="100%" fo:text-align="justify" style:justify-single-word="false"/>
      <style:text-properties fo:font-weight="normal" officeooo:rsid="00f0c3b1" officeooo:paragraph-rsid="00f0c3b1" style:font-weight-asian="normal" style:font-weight-complex="normal"/>
    </style:style>
    <style:style style:name="P78" style:family="paragraph" style:parent-style-name="Heading_20_1">
      <style:text-properties fo:language="fr" fo:country="FR" officeooo:rsid="0026d17b" officeooo:paragraph-rsid="0026d17b"/>
    </style:style>
    <style:style style:name="P79" style:family="paragraph" style:parent-style-name="Heading_20_1">
      <style:text-properties fo:language="fr" fo:country="FR" officeooo:rsid="0029f2ac" officeooo:paragraph-rsid="0029f2ac"/>
    </style:style>
    <style:style style:name="P80" style:family="paragraph" style:parent-style-name="Heading_20_1">
      <style:paragraph-properties fo:text-align="justify" style:justify-single-word="false"/>
      <style:text-properties fo:language="fr" fo:country="FR" fo:font-style="normal" officeooo:rsid="0099a133" officeooo:paragraph-rsid="0099a133" style:font-style-asian="normal" style:font-style-complex="normal"/>
    </style:style>
    <style:style style:name="P81" style:family="paragraph" style:parent-style-name="Heading_20_1">
      <style:paragraph-properties fo:break-before="page"/>
      <style:text-properties fo:language="fr" fo:country="FR"/>
    </style:style>
    <style:style style:name="P82" style:family="paragraph" style:parent-style-name="Heading_20_3">
      <style:text-properties fo:language="fr" fo:country="FR" officeooo:paragraph-rsid="008f2d00"/>
    </style:style>
    <style:style style:name="P83" style:family="paragraph" style:parent-style-name="Heading_20_3">
      <style:text-properties fo:language="fr" fo:country="FR" officeooo:rsid="00c85756" officeooo:paragraph-rsid="00c85756"/>
    </style:style>
    <style:style style:name="P84" style:family="paragraph" style:parent-style-name="Heading_20_3">
      <style:text-properties fo:language="fr" fo:country="FR" officeooo:rsid="002543ad" officeooo:paragraph-rsid="002543ad"/>
    </style:style>
    <style:style style:name="P85" style:family="paragraph" style:parent-style-name="Heading_20_3">
      <style:text-properties fo:language="fr" fo:country="FR" officeooo:rsid="004e10ec" officeooo:paragraph-rsid="008f2d00"/>
    </style:style>
    <style:style style:name="P86" style:family="paragraph" style:parent-style-name="Heading_20_3">
      <style:text-properties fo:language="fr" fo:country="FR" officeooo:rsid="004e10ec" officeooo:paragraph-rsid="004e10ec"/>
    </style:style>
    <style:style style:name="P87" style:family="paragraph" style:parent-style-name="Heading_20_3">
      <style:text-properties fo:language="fr" fo:country="FR" officeooo:rsid="00330a14" officeooo:paragraph-rsid="00330a14"/>
    </style:style>
    <style:style style:name="P88" style:family="paragraph" style:parent-style-name="Heading_20_3">
      <style:text-properties fo:language="fr" fo:country="FR" officeooo:paragraph-rsid="010036a3"/>
    </style:style>
    <style:style style:name="P89" style:family="paragraph" style:parent-style-name="Heading_20_3">
      <style:paragraph-properties fo:break-before="page"/>
      <style:text-properties fo:language="fr" fo:country="FR" officeooo:rsid="00c95a65" officeooo:paragraph-rsid="00c95a65"/>
    </style:style>
    <style:style style:name="P90" style:family="paragraph" style:parent-style-name="enum" style:list-style-name="L1">
      <style:paragraph-properties fo:text-align="justify" style:justify-single-word="false"/>
      <style:text-properties fo:language="fr" fo:country="FR" officeooo:paragraph-rsid="0026d17b"/>
    </style:style>
    <style:style style:name="P91" style:family="paragraph" style:parent-style-name="enum" style:list-style-name="L1">
      <style:paragraph-properties fo:text-align="justify" style:justify-single-word="false"/>
      <style:text-properties fo:language="fr" fo:country="FR" officeooo:rsid="0026d17b" officeooo:paragraph-rsid="0026d17b"/>
    </style:style>
    <style:style style:name="P92" style:family="paragraph" style:parent-style-name="enum" style:list-style-name="L1">
      <style:paragraph-properties fo:text-align="justify" style:justify-single-word="false"/>
      <style:text-properties fo:language="fr" fo:country="FR" officeooo:rsid="0026d17b" officeooo:paragraph-rsid="008ad558"/>
    </style:style>
    <style:style style:name="P93" style:family="paragraph" style:parent-style-name="enum" style:list-style-name="L1">
      <style:paragraph-properties fo:text-align="justify" style:justify-single-word="false"/>
      <style:text-properties fo:language="fr" fo:country="FR" officeooo:rsid="0035c694" officeooo:paragraph-rsid="0035c694"/>
    </style:style>
    <style:style style:name="P94" style:family="paragraph" style:parent-style-name="enum" style:list-style-name="L1">
      <style:paragraph-properties fo:text-align="justify" style:justify-single-word="false"/>
      <style:text-properties fo:language="fr" fo:country="FR" fo:font-style="normal" officeooo:rsid="00384135" officeooo:paragraph-rsid="00384135" style:font-style-asian="normal" style:font-style-complex="normal"/>
    </style:style>
    <style:style style:name="P95" style:family="paragraph" style:parent-style-name="enum" style:list-style-name="L1">
      <style:paragraph-properties fo:text-align="justify" style:justify-single-word="false"/>
      <style:text-properties fo:language="fr" fo:country="FR" fo:font-style="normal" officeooo:rsid="0026d17b" officeooo:paragraph-rsid="0026d17b" style:font-style-asian="normal" style:font-style-complex="normal"/>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dc1e1c" style:font-style-asian="italic" style:font-style-complex="italic"/>
    </style:style>
    <style:style style:name="T5" style:family="text">
      <style:text-properties fo:font-style="italic" officeooo:rsid="00df543c" style:font-style-asian="italic" style:font-style-complex="italic"/>
    </style:style>
    <style:style style:name="T6" style:family="text">
      <style:text-properties fo:font-style="italic" officeooo:rsid="00e30404" style:font-style-asian="italic" style:font-style-complex="italic"/>
    </style:style>
    <style:style style:name="T7" style:family="text">
      <style:text-properties officeooo:rsid="002543ad"/>
    </style:style>
    <style:style style:name="T8" style:family="text">
      <style:text-properties officeooo:rsid="0026d17b"/>
    </style:style>
    <style:style style:name="T9" style:family="text">
      <style:text-properties fo:font-style="normal" style:font-style-asian="normal" style:font-style-complex="normal"/>
    </style:style>
    <style:style style:name="T10" style:family="text">
      <style:text-properties fo:font-style="normal" officeooo:rsid="0046408d" style:font-style-asian="normal" style:font-style-complex="normal"/>
    </style:style>
    <style:style style:name="T11" style:family="text">
      <style:text-properties fo:font-style="normal" officeooo:rsid="009f784d" style:font-style-asian="normal" style:font-style-complex="normal"/>
    </style:style>
    <style:style style:name="T12" style:family="text">
      <style:text-properties fo:font-style="normal" officeooo:rsid="00c1f3f6" style:font-style-asian="normal" style:font-style-complex="normal"/>
    </style:style>
    <style:style style:name="T13" style:family="text">
      <style:text-properties fo:font-style="normal" officeooo:rsid="00d71435" style:font-style-asian="normal" style:font-style-complex="normal"/>
    </style:style>
    <style:style style:name="T14" style:family="text">
      <style:text-properties fo:font-style="normal" officeooo:rsid="00d7556d" style:font-style-asian="normal" style:font-style-complex="normal"/>
    </style:style>
    <style:style style:name="T15" style:family="text">
      <style:text-properties fo:font-style="normal" officeooo:rsid="00da06bb" style:font-style-asian="normal" style:font-style-complex="normal"/>
    </style:style>
    <style:style style:name="T16" style:family="text">
      <style:text-properties fo:font-style="normal" officeooo:rsid="00db4647" style:font-style-asian="normal" style:font-style-complex="normal"/>
    </style:style>
    <style:style style:name="T17" style:family="text">
      <style:text-properties fo:font-style="normal" officeooo:rsid="00db46b9" style:font-style-asian="normal" style:font-style-complex="normal"/>
    </style:style>
    <style:style style:name="T18" style:family="text">
      <style:text-properties fo:font-style="normal" officeooo:rsid="00dc1e1c" style:font-style-asian="normal" style:font-style-complex="normal"/>
    </style:style>
    <style:style style:name="T19" style:family="text">
      <style:text-properties fo:font-style="normal" officeooo:rsid="00de346c" style:font-style-asian="normal" style:font-style-complex="normal"/>
    </style:style>
    <style:style style:name="T20" style:family="text">
      <style:text-properties fo:font-style="normal" officeooo:rsid="00df543c" style:font-style-asian="normal" style:font-style-complex="normal"/>
    </style:style>
    <style:style style:name="T21" style:family="text">
      <style:text-properties officeooo:rsid="002a0eee"/>
    </style:style>
    <style:style style:name="T22" style:family="text">
      <style:text-properties officeooo:rsid="002d2bd7"/>
    </style:style>
    <style:style style:name="T23" style:family="text">
      <style:text-properties officeooo:rsid="00318f31"/>
    </style:style>
    <style:style style:name="T24" style:family="text">
      <style:text-properties officeooo:rsid="003ea68c"/>
    </style:style>
    <style:style style:name="T25" style:family="text">
      <style:text-properties officeooo:rsid="005051e1"/>
    </style:style>
    <style:style style:name="T26" style:family="text">
      <style:text-properties officeooo:rsid="008ad558"/>
    </style:style>
    <style:style style:name="T27" style:family="text">
      <style:text-properties officeooo:rsid="008c92d1"/>
    </style:style>
    <style:style style:name="T28" style:family="text">
      <style:text-properties officeooo:rsid="008f2d00"/>
    </style:style>
    <style:style style:name="T29" style:family="text">
      <style:text-properties officeooo:rsid="009f784d"/>
    </style:style>
    <style:style style:name="T30" style:family="text">
      <style:text-properties officeooo:rsid="00a1c9ef"/>
    </style:style>
    <style:style style:name="T31" style:family="text">
      <style:text-properties officeooo:rsid="00abb86a"/>
    </style:style>
    <style:style style:name="T32" style:family="text">
      <style:text-properties officeooo:rsid="00b129b8"/>
    </style:style>
    <style:style style:name="T33" style:family="text">
      <style:text-properties officeooo:rsid="00b3e05d"/>
    </style:style>
    <style:style style:name="T34" style:family="text">
      <style:text-properties officeooo:rsid="00bce6c7"/>
    </style:style>
    <style:style style:name="T35" style:family="text">
      <style:text-properties officeooo:rsid="00bed118"/>
    </style:style>
    <style:style style:name="T36" style:family="text">
      <style:text-properties officeooo:rsid="00c047d5"/>
    </style:style>
    <style:style style:name="T37" style:family="text">
      <style:text-properties officeooo:rsid="00c1f3f6"/>
    </style:style>
    <style:style style:name="T38" style:family="text">
      <style:text-properties officeooo:rsid="00c3e2a8"/>
    </style:style>
    <style:style style:name="T39" style:family="text">
      <style:text-properties officeooo:rsid="00c85756"/>
    </style:style>
    <style:style style:name="T40" style:family="text">
      <style:text-properties officeooo:rsid="00cad886"/>
    </style:style>
    <style:style style:name="T41" style:family="text">
      <style:text-properties officeooo:rsid="00ccbc26"/>
    </style:style>
    <style:style style:name="T42" style:family="text">
      <style:text-properties fo:color="#ff0000" officeooo:rsid="008ad558"/>
    </style:style>
    <style:style style:name="T43" style:family="text">
      <style:text-properties officeooo:rsid="00d43d33"/>
    </style:style>
    <style:style style:name="T44" style:family="text">
      <style:text-properties officeooo:rsid="00e24a6c"/>
    </style:style>
    <style:style style:name="T45" style:family="text">
      <style:text-properties officeooo:rsid="00e5045e"/>
    </style:style>
    <style:style style:name="T46" style:family="text">
      <style:text-properties officeooo:rsid="00eea94f"/>
    </style:style>
    <style:style style:name="T47" style:family="text">
      <style:text-properties fo:font-weight="normal" style:font-weight-asian="normal" style:font-weight-complex="normal"/>
    </style:style>
    <style:style style:name="T48" style:family="text">
      <style:text-properties fo:font-weight="normal" officeooo:rsid="00eea94f" style:font-weight-asian="normal" style:font-weight-complex="normal"/>
    </style:style>
    <style:style style:name="T49" style:family="text">
      <style:text-properties fo:font-weight="normal" officeooo:rsid="00f0159d" style:font-weight-asian="normal" style:font-weight-complex="normal"/>
    </style:style>
    <style:style style:name="T50" style:family="text">
      <style:text-properties fo:font-weight="normal" officeooo:rsid="00f0c3b1" style:font-weight-asian="normal" style:font-weight-complex="normal"/>
    </style:style>
    <style:style style:name="T51" style:family="text">
      <style:text-properties fo:font-weight="normal" officeooo:rsid="00f1f538" style:font-weight-asian="normal" style:font-weight-complex="normal"/>
    </style:style>
    <style:style style:name="T52" style:family="text">
      <style:text-properties fo:font-weight="normal" officeooo:rsid="00f2b5aa" style:font-weight-asian="normal" style:font-weight-complex="normal"/>
    </style:style>
    <style:style style:name="T53" style:family="text">
      <style:text-properties fo:font-weight="normal" officeooo:rsid="00f3b911" style:font-weight-asian="normal" style:font-weight-complex="normal"/>
    </style:style>
    <style:style style:name="T54" style:family="text">
      <style:text-properties fo:font-weight="normal" officeooo:rsid="00f3ea70" style:font-weight-asian="normal" style:font-weight-complex="normal"/>
    </style:style>
    <style:style style:name="T55" style:family="text">
      <style:text-properties fo:font-weight="normal" officeooo:rsid="00f6c935" style:font-weight-asian="normal" style:font-weight-complex="normal"/>
    </style:style>
    <style:style style:name="T56" style:family="text">
      <style:text-properties fo:font-weight="normal" officeooo:rsid="00f76c18" style:font-weight-asian="normal" style:font-weight-complex="normal"/>
    </style:style>
    <style:style style:name="T57" style:family="text">
      <style:text-properties fo:font-weight="normal" officeooo:rsid="00fb6a30" style:font-weight-asian="normal" style:font-weight-complex="normal"/>
    </style:style>
    <style:style style:name="T58" style:family="text">
      <style:text-properties fo:font-weight="normal" officeooo:rsid="00fd334a" style:font-weight-asian="normal" style:font-weight-complex="normal"/>
    </style:style>
    <style:style style:name="T59" style:family="text">
      <style:text-properties fo:font-weight="normal" officeooo:rsid="00fe9d34" style:font-weight-asian="normal" style:font-weight-complex="normal"/>
    </style:style>
    <style:style style:name="T60" style:family="text">
      <style:text-properties fo:font-weight="bold" style:font-weight-asian="bold" style:font-weight-complex="bold"/>
    </style:style>
    <style:style style:name="T61" style:family="text">
      <style:text-properties officeooo:rsid="00f0c3b1"/>
    </style:style>
    <style:style style:name="T62" style:family="text">
      <style:text-properties fo:language="fr" fo:country="FR" fo:font-style="italic" fo:font-weight="bold" officeooo:rsid="00ea9821" style:font-style-asian="italic" style:font-weight-asian="bold" style:font-style-complex="italic" style:font-weight-complex="bold"/>
    </style:style>
    <style:style style:name="T63" style:family="text">
      <style:text-properties fo:language="fr" fo:country="FR" fo:font-style="italic" fo:font-weight="bold" officeooo:rsid="00f0c3b1" style:font-style-asian="italic" style:font-weight-asian="bold" style:font-style-complex="italic" style:font-weight-complex="bold"/>
    </style:style>
    <style:style style:name="T64" style:family="text">
      <style:text-properties fo:language="fr" fo:country="FR" fo:font-style="italic" fo:font-weight="bold" officeooo:rsid="00eea94f" style:font-style-asian="italic" style:font-weight-asian="bold" style:font-style-complex="italic" style:font-weight-complex="bold"/>
    </style:style>
    <style:style style:name="T65" style:family="text">
      <style:text-properties fo:language="fr" fo:country="FR" fo:font-style="italic" fo:font-weight="bold" officeooo:rsid="00f1f538" style:font-style-asian="italic" style:font-weight-asian="bold" style:font-style-complex="italic" style:font-weight-complex="bold"/>
    </style:style>
    <style:style style:name="T66" style:family="text">
      <style:text-properties fo:language="fr" fo:country="FR" fo:font-style="italic" fo:font-weight="normal" officeooo:rsid="00f0c3b1" style:font-style-asian="italic" style:font-weight-asian="normal" style:font-style-complex="italic" style:font-weight-complex="normal"/>
    </style:style>
    <style:style style:name="T67" style:family="text">
      <style:text-properties fo:language="fr" fo:country="FR" fo:font-style="italic" fo:font-weight="normal" officeooo:rsid="00f0159d" style:font-style-asian="italic" style:font-weight-asian="normal" style:font-style-complex="italic" style:font-weight-complex="normal"/>
    </style:style>
    <style:style style:name="T68" style:family="text">
      <style:text-properties fo:language="fr" fo:country="FR" fo:font-style="italic" fo:font-weight="normal" officeooo:rsid="00eea94f" style:font-style-asian="italic" style:font-weight-asian="normal" style:font-style-complex="italic" style:font-weight-complex="normal"/>
    </style:style>
    <style:style style:name="T69" style:family="text">
      <style:text-properties fo:language="fr" fo:country="FR" fo:font-style="italic" fo:font-weight="normal" officeooo:rsid="00f1f538" style:font-style-asian="italic" style:font-weight-asian="normal" style:font-style-complex="italic" style:font-weight-complex="normal"/>
    </style:style>
    <style:style style:name="T70" style:family="text">
      <style:text-properties fo:language="fr" fo:country="FR" fo:font-style="italic" fo:font-weight="normal" officeooo:rsid="00f2b5aa" style:font-style-asian="italic" style:font-weight-asian="normal" style:font-style-complex="italic" style:font-weight-complex="normal"/>
    </style:style>
    <style:style style:name="T71" style:family="text">
      <style:text-properties fo:language="fr" fo:country="FR" fo:font-style="italic" fo:font-weight="normal" officeooo:rsid="01005f24" style:font-style-asian="italic" style:font-weight-asian="normal" style:font-style-complex="italic" style:font-weight-complex="normal"/>
    </style:style>
    <style:style style:name="T72" style:family="text">
      <style:text-properties fo:language="fr" fo:country="FR" fo:font-style="italic" officeooo:rsid="01005f24" style:font-style-asian="italic" style:font-style-complex="italic"/>
    </style:style>
    <style:style style:name="T73" style:family="text">
      <style:text-properties officeooo:rsid="00f1f538"/>
    </style:style>
    <style:style style:name="T74" style:family="text">
      <style:text-properties officeooo:rsid="00f2b5aa"/>
    </style:style>
    <style:style style:name="T75" style:family="text">
      <style:text-properties officeooo:rsid="00f6209f"/>
    </style:style>
    <style:style style:name="T76" style:family="text">
      <style:text-properties officeooo:rsid="00f6c935"/>
    </style:style>
    <style:style style:name="T77" style:family="text">
      <style:text-properties officeooo:rsid="00f76c18"/>
    </style:style>
    <style:style style:name="T78" style:family="text">
      <style:text-properties officeooo:rsid="00f886fa"/>
    </style:style>
    <style:style style:name="T79" style:family="text">
      <style:text-properties officeooo:rsid="01005f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NF<text:span text:style-name="T43">8775</text:span> – <text:span text:style-name="T2">Analyse et conception d’algorithmes</text:span></text:p>
      <text:p text:style-name="P10"><text:span text:style-name="T2">TP3</text:span> – <text:span text:style-name="T31">Automne</text:span> <text:span text:style-name="T1">2019</text:span></text:p>
      <text:p text:style-name="P11"/>
      <table:table table:name="Table2" table:style-name="Table2">
        <table:table-column table:style-name="Table2.A"/>
        <table:table-column table:style-name="Table2.B"/>
        <table:table-row>
          <table:table-cell table:style-name="Table2.A1" office:value-type="string">
            <text:p text:style-name="P42">Nom, prénom, matricule des membres</text:p>
          </table:table-cell>
          <table:table-cell table:style-name="Table2.B1" office:value-type="string">
            <text:p text:style-name="P56">Lachhab, Mourad, 1842928</text:p>
            <text:p text:style-name="P57">Lafleur, Elisabeth, 1848666</text:p>
          </table:table-cell>
        </table:table-row>
        <table:table-row>
          <table:table-cell table:style-name="Table2.A2" office:value-type="string">
            <text:p text:style-name="P42">Note finale / <text:span text:style-name="T7">14</text:span></text:p>
          </table:table-cell>
          <table:table-cell table:style-name="Table2.B2" office:value-type="float" office:value="0">
            <text:p text:style-name="P43">0</text:p>
          </table:table-cell>
        </table:table-row>
      </table:table>
      <text:p text:style-name="P12"/>
      <text:h text:style-name="P78" text:outline-level="1">Information<text:span text:style-name="T23">s</text:span> technique<text:span text:style-name="T23">s</text:span></text:h>
      <text:list xml:id="list1396660124" text:style-name="L1">
        <text:list-item>
          <text:p text:style-name="P90">Répondez directement dans <text:span text:style-name="T8">ce document</text:span> ODT avec LibreOffice. <text:span text:style-name="T22">Utilisez LibreOffice et non Word, sinon ce document sera corrompu.</text:span></text:p>
        </text:list-item>
        <text:list-item>
          <text:p text:style-name="P91">La correction se fait à même le rapport.</text:p>
        </text:list-item>
        <text:list-item>
          <text:p text:style-name="P92">Avant <text:span text:style-name="T26">le </text:span><text:span text:style-name="T42">4 décembre à 23h59</text:span>, vous devez faire une remise électronique en suivant les instructions suivantes :</text:p>
          <text:list>
            <text:list-item>
              <text:p text:style-name="P91">Le dossier remis doit se nommer matricule1_matricule2_tp<text:span text:style-name="T29">3</text:span> et doit être compressé sous format zip.</text:p>
            </text:list-item>
            <text:list-item>
              <text:p text:style-name="P91">À la racine de ce dernier, on doit retrouver :</text:p>
              <text:list>
                <text:list-item>
                  <text:p text:style-name="P91">Ce rapport sous format ODT.</text:p>
                </text:list-item>
                <text:list-item>
                  <text:p text:style-name="P91">Un script nommé <text:span text:style-name="T3">tp.sh</text:span><text:span text:style-name="T9"> servant à exécuter les différents algorithmes du TP. L’interface du script est décrite à la fin du rapport.</text:span></text:p>
                </text:list-item>
                <text:list-item>
                  <text:p text:style-name="P93"><text:span text:style-name="T9">Un fichier texte nommé </text:span><text:span text:style-name="T3">emails.txt</text:span><text:span text:style-name="T9"> contenant le courriel de chaque membre de l’équipe</text:span></text:p>
                </text:list-item>
                <text:list-item>
                  <text:p text:style-name="P94">Le code source et les exécutables</text:p>
                </text:list-item>
              </text:list>
            </text:list-item>
          </text:list>
        </text:list-item>
        <text:list-item>
          <text:p text:style-name="P95">Vous avez le choix du langage de programmation utilisé. Le code et les exécutables soumis devront être compatible avec les ordinateurs de la salle L-4714. <text:span text:style-name="T30">Conseil pour le TP3 : Compilez avec -O3 si vous utilisez C++.</text:span></text:p>
        </text:list-item>
        <text:list-item>
          <text:p text:style-name="P60">Si vous utilisez des extraits de codes (programmes) trouvés sur Internet, vous devez en mentionner la source, sinon vous serez sanctionnés pour plagiat.</text:p>
        </text:list-item>
        <text:list-item>
          <text:p text:style-name="P70">Pour ce TP, il est interdit d’utiliser la programmation par contraintes, programmation linéaire, programmation en nombre entiers, etc. Il est également interdit d’utiliser des librairies du genre DEAP, OR-Tools, etc.</text:p>
        </text:list-item>
      </text:list>
      <text:h text:style-name="P79" text:outline-level="1"><text:soft-page-break/>Mise en situation</text:h>
      <text:p text:style-name="P13">Le dernier travail pratique se fera dans le cadre du concours du meilleur algorithme pour la session d'<text:span text:style-name="T37">automne</text:span> 201<text:span text:style-name="T43">9</text:span>. Le travail demandé consiste à concevoir et implanter un algorithme de votre cru pour résoudre un problème combinatoire. Le classement des équipes déterminera votre note pour la qualité de l'algorithme. <text:span text:style-name="T27">Votre algorithme sera exécuté sur 3 exemplaires de notre choix pendant 3 minutes chacun.</text:span></text:p>
      <text:p text:style-name="P13"/>
      <text:p text:style-name="P14">Vous avez une collection de cartes du jeu <text:span text:style-name="T3">Magic: The Gathering.</text:span><text:span text:style-name="T9"> Dans ce jeu, </text:span><text:span text:style-name="T13">un </text:span><text:span text:style-name="T9">joueur construit un paquet de cartes d’une certaine taille à partir de</text:span><text:span text:style-name="T13">s cartes de sa </text:span><text:span text:style-name="T9">collection, </text:span><text:span text:style-name="T13">puis affronte son adversaire (qui a fait de même)</text:span><text:span text:style-name="T9">. </text:span><text:span text:style-name="T16">Chaque carte a une qualité de base indiquant la force que cette carte ajoute au paquet. De plus, chaque paire de cartes </text:span><text:span text:style-name="T13">offr</text:span><text:span text:style-name="T16">e </text:span><text:span text:style-name="T13">une </text:span><text:span text:style-name="T16">certaine </text:span><text:span text:style-name="T13">synergie </text:span><text:span text:style-name="T16">(bonne ou mauvaise)</text:span><text:span text:style-name="T13"> </text:span><text:span text:style-name="T14">lorsqu’elles sont jouées ensemble. </text:span><text:span text:style-name="T16">U</text:span><text:span text:style-name="T14">n joueur aura </text:span><text:span text:style-name="T16">donc </text:span><text:span text:style-name="T14">intérêt à mettre </text:span><text:span text:style-name="T17">dans son paquet non seulement des cartes de bonne qualité, mais également des combinaisons de cartes </text:span><text:span text:style-name="T14">avantageuses.</text:span></text:p>
      <text:p text:style-name="P15"/>
      <text:p text:style-name="P19"><text:span text:style-name="T13">Vous décidez de participer à un </text:span><text:span text:style-name="T14">nouveau type de </text:span><text:span text:style-name="T13">tournoi. Les règles du tournoi sont simples : chaque joueur construit plusieurs paquets en utilisant les cartes de sa collection, m</text:span><text:span text:style-name="T14">ais il reviendra à</text:span><text:span text:style-name="T13"> son adversaire </text:span><text:span text:style-name="T14">de choisir quel paquet le joueur utilisera</text:span><text:span text:style-name="T13">. Puisque l’adversaire choisira vraisemblablement le paquet le plus faible, il vous importe de construire un ensemble de paquets don</text:span><text:span text:style-name="T14">t</text:span><text:span text:style-name="T13"> </text:span><text:span text:style-name="T14">celui </text:span><text:span text:style-name="T13">le plus faible est le plus fort possible.</text:span></text:p>
      <text:p text:style-name="P22"/>
      <text:p text:style-name="P16">Le rapport pour ce dernier travail pratique est assez succinct. <text:span text:style-name="T38">Vous êtes encouragés </text:span>à terminer ce travail assez tôt afin de ne pas compromettre <text:span text:style-name="T38">la </text:span>préparation à vos examens finaux.</text:p>
      <text:p text:style-name="P17"/>
      <text:h text:style-name="P80" text:outline-level="1">Jeu de données</text:h>
      <text:p text:style-name="P20"><text:span text:style-name="T10">Pour tester </text:span><text:span text:style-name="T12">votre</text:span><text:span text:style-name="T10"> algorithme, vous </text:span><text:span text:style-name="T11">disposez d’un jeu de données de 10 exemplaires. </text:span><text:span text:style-name="T12">La première ligne contient le nombre </text:span><text:span text:style-name="T6">n </text:span><text:span text:style-name="T12">de </text:span><text:span text:style-name="T15">cartes</text:span><text:span text:style-name="T12"> </text:span><text:span text:style-name="T19">que doit contenir chaque paquet</text:span><text:span text:style-name="T12">. </text:span><text:span text:style-name="T18">La deuxième ligne contient le nombre</text:span><text:span text:style-name="T4"> </text:span><text:span text:style-name="T5">m</text:span><text:span text:style-name="T4"> </text:span><text:span text:style-name="T18">de paquets</text:span><text:span text:style-name="T4"> </text:span><text:span text:style-name="T18">à construire (votre collection de cartes est de taille </text:span><text:span text:style-name="T4">n*m</text:span><text:span text:style-name="T18">). La troisième ligne, de longueur </text:span><text:span text:style-name="T4">n*m</text:span><text:span text:style-name="T18">, indique la qualité de base de chaque carte. Les lignes suivantes sont une matrice de taille </text:span><text:span text:style-name="T4">(n*m) * (n*m)</text:span><text:span text:style-name="T18"> représentant la synergie entre chaque paire de cartes </text:span><text:span text:style-name="T19">de votre collection</text:span><text:span text:style-name="T18">.</text:span></text:p>
      <text:p text:style-name="P18"/>
      <text:p text:style-name="P23"><text:span text:style-name="T9">La valeur d’</text:span><text:span text:style-name="T19">un paquet est égale à la somme de la qualité de base de ses cartes, plus la somme des synergies de chaque paire de cartes du paquet. La valeur d’une solution est égale à la valeur du paquet le plus faible </text:span><text:span text:style-name="T20">de cette solution</text:span><text:span text:style-name="T19">.</text:span></text:p>
      <text:h text:style-name="P89" text:outline-level="3">Description de votre algorithme</text:h>
      <table:table table:name="Table10" table:style-name="Table10">
        <table:table-column table:style-name="Table10.A"/>
        <table:table-column table:style-name="Table10.B"/>
        <table:table-row>
          <table:table-cell table:style-name="Table10.A1" office:value-type="string">
            <text:p text:style-name="P45">0</text:p>
          </table:table-cell>
          <table:table-cell table:style-name="Table10.B1" office:value-type="string">
            <text:p text:style-name="P50"><text:s/>/ <text:span text:style-name="T39">1 pt</text:span></text:p>
          </table:table-cell>
        </table:table-row>
      </table:table>
      <text:p text:style-name="P62"/>
      <text:p text:style-name="P67">Notre algorithme est divisé en deux phases. Tout d’abord, nous avons une phase de génération de paquets utilisant un algorithme glouton. Après avoir fait roulé cet algorithme un bon nombre de fois, nous passons vers un algorithme utilisant le meilleur paquet trouvé et essayant de faire des amélioration locales (Heuristiques d’amélioration locale).</text:p>
      <text:p text:style-name="P68"><text:span text:style-name="T75">Pour la première partie, l’algorithme glouton met une carte dans chaque paquet de facon aléatoire. Par la suite, il choisit encore une fois de facon aléatoire une carte parmis les cartes restantes. Par la suite, il mets la carte dans le paquet où cette carte crée le plus gros saut de valeurs. Nous continuons ainsi jusqu’à ce que tous les paquets soient pleins.</text:span></text:p>
      <text:p text:style-name="P68"/>
      <text:p text:style-name="P69">Pour la deuxième partie, l’algorithme d’amélioration locale prend le pire paquet que l’on a. Par la suite, il parcours les cartes de ce paquet en allant de la pire carte à la meilleur. La qualité d’une carte est basé sur sa valeur incluant les synergies dans ce paquet. Nous essayons ensuite de faire des permutations entre les cartes du pire paquet avec les pires cartes des meilleurs paquets afin de vois si nous pouvons améliorer notre distribution.</text:p>
      <text:h text:style-name="P82" text:outline-level="3">Présentation de votre algorithme</text:h>
      <table:table table:name="Table8" table:style-name="Table8">
        <table:table-column table:style-name="Table8.A"/>
        <table:table-column table:style-name="Table8.B"/>
        <table:table-row>
          <table:table-cell table:style-name="Table8.A1" office:value-type="string">
            <text:p text:style-name="P46">0</text:p>
          </table:table-cell>
          <table:table-cell table:style-name="Table8.B1" office:value-type="string">
            <text:p text:style-name="P51"><text:s/>/ <text:span text:style-name="T28">2 pt</text:span></text:p>
          </table:table-cell>
        </table:table-row>
      </table:table>
      <text:p text:style-name="P6"><text:span text:style-name="T60">CreateDeckGreedy ( </text:span><text:span text:style-name="T47">cards</text:span><text:span text:style-name="T60">, <text:s/></text:span><text:span text:style-name="T47">nbDecks</text:span><text:span text:style-name="T60">)</text:span></text:p>
      <text:p text:style-name="P3"><text:tab/><text:span text:style-name="T48">vector&lt;Deck&gt; decks</text:span></text:p>
      <text:p text:style-name="P3"><text:tab/><text:span text:style-name="T46">for</text:span><text:span text:style-name="T48"> i &lt; nbDecks  </text:span><text:span text:style-name="T46">do</text:span></text:p>
      <text:p text:style-name="P3"><text:tab/><text:tab/><text:span text:style-name="T49">card = <text:s/>randomCard(cards)</text:span></text:p>
      <text:p text:style-name="P3"><text:tab/><text:tab/><text:span text:style-name="T49">decks[i].</text:span><text:span text:style-name="T51">cards.</text:span><text:span text:style-name="T49">push_back(card)</text:span></text:p>
      <text:p text:style-name="P3"><text:span text:style-name="T49"><text:tab/><text:tab/></text:span><text:span text:style-name="T50">cards.remove(card)</text:span></text:p>
      <text:p text:style-name="P3"><text:span text:style-name="T49"><text:tab/></text:span><text:span text:style-name="T61">end</text:span></text:p>
      <text:p text:style-name="P7"><text:span text:style-name="T62"><text:tab/></text:span><text:span text:style-name="T63">while </text:span><text:span text:style-name="T66">cards </text:span><text:span text:style-name="T50">≠ ∅</text:span></text:p>
      <text:p text:style-name="P8"><text:span text:style-name="T50"><text:tab/><text:tab/></text:span><text:span text:style-name="T67">card = <text:s/>randomCard(cards)</text:span></text:p>
      <text:p text:style-name="P71"><text:tab/><text:tab/>cards.remove(card)</text:p>
      <text:p text:style-name="P8"><text:span text:style-name="T66"><text:tab/><text:tab/>bestDeltaValue = -</text:span><text:span text:style-name="T50">∞</text:span></text:p>
      <text:p text:style-name="P8"><text:span text:style-name="T66"><text:tab/><text:tab/>bestDeckValue = -</text:span><text:span text:style-name="T50">∞</text:span></text:p>
      <text:p text:style-name="P77"><text:tab/><text:tab/>deckIndex = -∞</text:p>
      <text:p text:style-name="P8"><text:span text:style-name="T50"><text:tab/><text:tab/></text:span><text:span text:style-name="T64">for</text:span><text:span text:style-name="T68"> i &lt; nbDecks  </text:span><text:span text:style-name="T64">do</text:span></text:p>
      <text:p text:style-name="P8"><text:span text:style-name="T64"><text:tab/><text:tab/><text:tab/></text:span><text:span text:style-name="T63">if</text:span><text:span text:style-name="T66"> decks[i] is not full </text:span><text:span text:style-name="T63">do</text:span></text:p>
      <text:p text:style-name="P8"><text:span text:style-name="T63"><text:tab/><text:tab/><text:tab/><text:tab/></text:span><text:span text:style-name="T66">tempDeckValue = decks[i].value + card.value</text:span></text:p>
      <text:p text:style-name="P71"><text:tab/><text:tab/><text:tab/><text:tab/></text:p>
      <text:p text:style-name="P8"><text:span text:style-name="T66"><text:tab/><text:tab/><text:tab/><text:tab/></text:span><text:span text:style-name="T63">for</text:span><text:span text:style-name="T66"> </text:span><text:span text:style-name="T69">j &lt; decks[i].cards.size() </text:span><text:span text:style-name="T65">do</text:span></text:p>
      <text:p text:style-name="P8"><text:span text:style-name="T65"><text:tab/><text:tab/><text:tab/><text:tab/><text:tab/></text:span><text:span text:style-name="T69">tempDeckValue += </text:span><text:span text:style-name="T65">synergy of</text:span><text:span text:style-name="T69"> decks[i].cards[j] </text:span><text:span text:style-name="T65">with </text:span><text:span text:style-name="T69">card</text:span></text:p>
      <text:p text:style-name="P8"><text:span text:style-name="T69"><text:tab/><text:tab/><text:tab/><text:tab/></text:span><text:span text:style-name="T65">end</text:span></text:p>
      <text:p text:style-name="P73"><text:tab/><text:tab/><text:tab/></text:p>
      <text:p text:style-name="P8"><text:soft-page-break/><text:span text:style-name="T65"><text:tab/><text:tab/><text:tab/><text:tab/></text:span><text:span text:style-name="T69">deltaValue = tempDeckValue – decks[i].value</text:span></text:p>
      <text:p text:style-name="P72"/>
      <text:p text:style-name="P8"><text:span text:style-name="T69"><text:tab/><text:tab/><text:tab/><text:tab/></text:span><text:span text:style-name="T65">if </text:span><text:span text:style-name="T69">deltaValue &gt; bestDeltaValue </text:span><text:span text:style-name="T70">do</text:span></text:p>
      <text:p text:style-name="P72"><text:tab/><text:tab/><text:tab/><text:tab/><text:tab/>bestDeltaValue = deltaValue</text:p>
      <text:p text:style-name="P72"><text:tab/><text:tab/><text:tab/><text:tab/><text:tab/>bestDeckValue = tempDeckValue</text:p>
      <text:p text:style-name="P72"><text:tab/><text:tab/><text:tab/><text:tab/><text:tab/>deckIndex = i</text:p>
      <text:p text:style-name="P8"><text:span text:style-name="T69"><text:tab/><text:tab/><text:tab/><text:tab/></text:span><text:span text:style-name="T65">end</text:span></text:p>
      <text:p text:style-name="P73"><text:tab/><text:tab/><text:tab/>end</text:p>
      <text:p text:style-name="P4"><text:span text:style-name="T49"><text:tab/><text:tab/></text:span><text:span text:style-name="T73">end</text:span></text:p>
      <text:p text:style-name="P5"><text:tab/><text:tab/><text:span text:style-name="T51">decks[deckIndex].cards.push_back()</text:span></text:p>
      <text:p text:style-name="P5"><text:span text:style-name="T51"><text:tab/><text:tab/>decks[deckIndex].value = <text:s/></text:span><text:span text:style-name="T50">bestDeckValue</text:span></text:p>
      <text:p text:style-name="P65"><text:span text:style-name="T50"><text:tab/></text:span><text:span text:style-name="T74">return </text:span><text:span text:style-name="T52">decks</text:span></text:p>
      <text:p text:style-name="P76">ImproveDeck<text:span text:style-name="T76">( </text:span><text:span text:style-name="T55">decks</text:span><text:span text:style-name="T76">)</text:span></text:p>
      <text:p text:style-name="P74"><text:span text:style-name="T52"><text:tab/>worstDeck = decks.back()</text:span></text:p>
      <text:p text:style-name="P74"><text:span text:style-name="T52"><text:tab/>worst_deck_max = worstDeck.value()</text:span></text:p>
      <text:p text:style-name="P74"><text:span text:style-name="T52"><text:tab/></text:span><text:span text:style-name="T58">i = deck.size() - 1</text:span></text:p>
      <text:p text:style-name="P74"><text:span text:style-name="T56"><text:tab/>f</text:span><text:span text:style-name="T52">or i &gt; 0 do</text:span></text:p>
      <text:p text:style-name="P74"><text:span text:style-name="T52"><text:tab/><text:tab/></text:span><text:span text:style-name="T56">f</text:span><text:span text:style-name="T52">or j &lt; nbre deck do </text:span></text:p>
      <text:p text:style-name="P75"><text:span text:style-name="T52"><text:tab/><text:tab/><text:tab/></text:span><text:span text:style-name="T58">k = deck.size() - 1</text:span></text:p>
      <text:p text:style-name="P74"><text:span text:style-name="T52"><text:tab/><text:tab/><text:tab/>for k &gt; 0 do</text:span></text:p>
      <text:p text:style-name="P74"><text:span text:style-name="T52"><text:tab/><text:tab/><text:tab/><text:tab/>swap</text:span><text:span text:style-name="T57">( </text:span><text:span text:style-name="T52">worstDeck[i] , decks[j].card[k])</text:span></text:p>
      <text:p text:style-name="P74"><text:span text:style-name="T52"><text:tab/><text:tab/><text:tab/><text:tab/></text:span><text:span text:style-name="T74">if</text:span><text:span text:style-name="T52"> worstDeck[i] </text:span><text:span text:style-name="T78">with</text:span><text:span text:style-name="T52"> decks[j].card[k] &gt; worst_deck_max </text:span></text:p>
      <text:p text:style-name="P74"><text:span text:style-name="T52"><text:tab/><text:tab/><text:tab/><text:tab/><text:tab/></text:span><text:span text:style-name="T74">return</text:span><text:span text:style-name="T52"> true; </text:span></text:p>
      <text:p text:style-name="P74"><text:span text:style-name="T52"><text:tab/><text:tab/><text:tab/><text:tab/></text:span><text:span text:style-name="T74">else</text:span><text:span text:style-name="T52"> </text:span></text:p>
      <text:p text:style-name="P74"><text:span text:style-name="T52"><text:tab/><text:tab/><text:tab/><text:tab/><text:tab/>undo swap </text:span></text:p>
      <text:p text:style-name="P74"><text:span text:style-name="T52"><text:tab/><text:tab/><text:tab/><text:tab/></text:span><text:span text:style-name="T74">endif</text:span></text:p>
      <text:p text:style-name="P74"><text:span text:style-name="T52"><text:tab/><text:tab/><text:tab/></text:span><text:span text:style-name="T74">end</text:span></text:p>
      <text:p text:style-name="P74"><text:span text:style-name="T74"><text:tab/><text:tab/>end </text:span></text:p>
      <text:p text:style-name="P74"><text:span text:style-name="T52"><text:tab/></text:span><text:span text:style-name="T77">end</text:span></text:p>
      <text:p text:style-name="P66"><text:span text:style-name="T56"><text:tab/></text:span><text:span text:style-name="T74">return</text:span><text:span text:style-name="T52"> false</text:span></text:p>
      <text:p text:style-name="P1"><text:span text:style-name="T52">P</text:span><text:span text:style-name="T47">our ce qui est de la complexité asymptotique </text:span><text:span text:style-name="T58">de l’algorithme glouton</text:span><text:span text:style-name="T47">, tout d’abord la partie d’inilialisation avec 1 carte est en O(n), n étant le nombre de paquets. Par la suite, nous faisons une boucle sur </text:span><text:span text:style-name="T53">les m – n cartes restantes, m étant le nombre total de cartes. Dans cette boucle nous faisons une boucle sur les n paquets où nous calculons la valeur du paquets avec la nouvelle carte. Le calcul contient une boucle allant jusqu’à (m / n) – 1 pour calculer les synergies. </text:span><text:span text:style-name="T54">Donc nous avons une boucle en O(m/n) imbriqué dans une boule en O(n) qui elle aussi est imbriqué dans une autre boucle de O(m). Ceci nous donne une complexité combinée de O(n * m/n * m) , ce qui équivaut à O(m²).</text:span></text:p>
      <text:p text:style-name="P63"/>
      <text:p text:style-name="P64">L’algorithme d’amélioration est composé de trois boucles imbriqués l’une dans l’autre. La première itérant sur n-1 paquets. La deuxième sur m/n qui représente le nombre de cartes par paquets. Finalement, une dernière boucle itérant encore une fois sur n-1 paquets. Ceci nous donne une<text:span text:style-name="T54"> complexité combinée de O(n * m/n * </text:span><text:span text:style-name="T47">n), </text:span><text:span text:style-name="T59">ce qui équivaut à O(n*m²).</text:span><text:span text:style-name="T54"> </text:span></text:p>
      <text:p text:style-name="P64"><text:span text:style-name="T54"/></text:p>
      <text:h text:style-name="P88" text:outline-level="3"><text:soft-page-break/>Justification de l’originalité de votre algorithme</text:h>
      <table:table table:name="Table9" table:style-name="Table9">
        <table:table-column table:style-name="Table9.A"/>
        <table:table-column table:style-name="Table9.B"/>
        <table:table-row>
          <table:table-cell table:style-name="Table9.A1" office:value-type="string">
            <text:p text:style-name="P44">0</text:p>
          </table:table-cell>
          <table:table-cell table:style-name="Table9.B1" office:value-type="string">
            <text:p text:style-name="P51"><text:s/>/ <text:span text:style-name="T28">3 pt</text:span></text:p>
          </table:table-cell>
        </table:table-row>
      </table:table>
      <text:p text:style-name="P24"/>
      <text:p text:style-name="P58">Nous nous sommes <text:span text:style-name="T79">tout d’abord </text:span>inspiré de l’algorithme glouton vu en classe. On a identifier notre critére de choix comme étant le delta de valeur s’il on ajoute la carte. Cependant, on a ajouter des facteurs aléatoires dans la séléction des cartes afin que le résultat ne soient pas toujours le même, car le choix sont dépendant des cartes déjà incluses dans le paquet. Cette algorithme est très facile à implémenté, et est très intuitif.</text:p>
      <text:p text:style-name="P58"/>
      <text:p text:style-name="P59"><text:span text:style-name="T72">Par la suite, nous avions un paquet plutôt solide, mais l’algorithme glouton avait de la difficulté à trouver des solution au dessus d’un certains seuil. Celui-ci </text:span><text:span text:style-name="T71">atteignait ce seuil relativement vite. Nous avonc donc décidé qu’il serait avantageux de prendre la meilleur solution généré par l’algorithme glouton, et de l’optimiser avec l’heuristique d’amélioration locale vu en classe. Nous avons alors vu un bond significatif dans les performances de notre algorithme.</text:span></text:p>
      <text:p text:style-name="P25"/>
      <text:h text:style-name="P83" text:outline-level="3">Votre algorithme est-il assuré de trouver <text:span text:style-name="T40">une</text:span> solution optimale?</text:h>
      <table:table table:name="Table4" table:style-name="Table4">
        <table:table-column table:style-name="Table4.A"/>
        <table:table-column table:style-name="Table4.B"/>
        <table:table-row>
          <table:table-cell table:style-name="Table4.A1" office:value-type="string">
            <text:p text:style-name="P47">0</text:p>
          </table:table-cell>
          <table:table-cell table:style-name="Table4.B1" office:value-type="string">
            <text:p text:style-name="P52"><text:s/>/ <text:span text:style-name="T39">1 pt</text:span></text:p>
          </table:table-cell>
        </table:table-row>
      </table:table>
      <text:p text:style-name="P26"/>
      <text:p text:style-name="P27">Non.</text:p>
      <text:h text:style-name="P81" text:outline-level="1">Autre<text:span text:style-name="T21">s</text:span> critères <text:span text:style-name="T21">de </text:span>correction</text:h>
      <text:h text:style-name="P84" text:outline-level="3">Respect de l’interface tp.sh</text:h>
      <table:table table:name="Table5" table:style-name="Table5">
        <table:table-column table:style-name="Table5.A"/>
        <table:table-column table:style-name="Table5.B"/>
        <table:table-row>
          <table:table-cell table:style-name="Table5.A1" office:value-type="string">
            <text:p text:style-name="P48">0</text:p>
          </table:table-cell>
          <table:table-cell table:style-name="Table5.B1" office:value-type="string">
            <text:p text:style-name="P53"><text:s/>/ <text:span text:style-name="T7">1 pt</text:span></text:p>
          </table:table-cell>
        </table:table-row>
      </table:table>
      <text:p text:style-name="P28"/>
      <text:p text:style-name="P29">Utilisation :</text:p>
      <text:p text:style-name="P28"><text:tab/>./tp.sh -e [<text:span text:style-name="T25">path_vers_exemplaire</text:span>]</text:p>
      <text:p text:style-name="P21"/>
      <text:p text:style-name="P31">Lorsque exécuté sans le paramètre -p, le programme affiche uniquement la valeur d’une solution à chaque fois qu’une meilleure solution est trouvée. Votre programme est sensé s’exécuter tant et aussi longtemps qu’il n’est pas manuellement interrompu.</text:p>
      <text:p text:style-name="P31"/>
      <text:p text:style-name="P32">Argument optionnel :</text:p>
      <text:p text:style-name="P32"/>
      <text:p text:style-name="P32">-p<text:tab/><text:span text:style-name="T35">Chaque fois qu’une meilleure solution est trouvée, le programme affiche cette nouvelle solution <text:s/><text:tab/>(au lieu de simplement afficher la qualité de la solution), un paquet par ligne.</text:span></text:p>
      <text:p text:style-name="P29"/>
      <text:p text:style-name="P33">Important : l’option -e doit accepter des fichiers avec des paths absolus.</text:p>
      <text:p text:style-name="P33"/>
      <text:p text:style-name="P34">Le script tp.sh ne vous est pas fourni, mais vous pouvez facilement adapter celui <text:span text:style-name="T36">du TP2</text:span>.</text:p>
      <text:p text:style-name="P29"/>
      <text:p text:style-name="P35">Voici un exemple d’affichage <text:span text:style-name="T32">(dans cet exemple, on cherche à construire 2 paquets de 5 cartes chacun ; une première solution a été initialement trouvée, puis par la suite une seconde et meilleure solution a été trouvée)</text:span> <text:span text:style-name="T32">:</text:span></text:p>
      <text:p text:style-name="P35"/>
      <text:p text:style-name="P38">3 8 2 9 1</text:p>
      <text:p text:style-name="P39"><text:span text:style-name="T44">7 </text:span>0 <text:span text:style-name="T44">5 4 8</text:span></text:p>
      <text:p text:style-name="P40">5 9 3 0 4</text:p>
      <text:p text:style-name="P40">2 8 1 7 6</text:p>
      <text:p text:style-name="P29"/>
      <text:p text:style-name="P41">Un script de vérification de solution vous est fourni <text:span text:style-name="T33">(sol_check.py, les instructions d’utilisation sont dans le code source)</text:span>. Ce script vous indiquera si l’affichage est correct, si votre solution est valide, <text:span text:style-name="T45">ainsi que la valeur de votre solution</text:span>. <text:span text:style-name="T41">C’est ce script qui sera utilisé pour la correction, donc assurez-vous qu’il reconnaisse vos solutions.</text:span></text:p>
      <text:p text:style-name="P36"/>
      <text:p text:style-name="P36"/>
      <text:p text:style-name="P36"/>
      <text:h text:style-name="P85" text:outline-level="3">Qualité d<text:span text:style-name="T28">e l’algorithme</text:span></text:h>
      <table:table table:name="Table1" table:style-name="Table1">
        <table:table-column table:style-name="Table1.A"/>
        <table:table-column table:style-name="Table1.B"/>
        <table:table-row>
          <table:table-cell table:style-name="Table1.A1" office:value-type="string">
            <text:p text:style-name="P46">0</text:p>
          </table:table-cell>
          <table:table-cell table:style-name="Table1.B1" office:value-type="string">
            <text:p text:style-name="P51"><text:s/>/ <text:span text:style-name="T28">4 pt</text:span></text:p>
          </table:table-cell>
        </table:table-row>
      </table:table>
      <text:p text:style-name="P37"/>
      <text:h text:style-name="P86" text:outline-level="3">Qualité du code</text:h>
      <table:table table:name="Table7" table:style-name="Table7">
        <table:table-column table:style-name="Table7.A"/>
        <table:table-column table:style-name="Table7.B"/>
        <table:table-row>
          <table:table-cell table:style-name="Table7.A1" office:value-type="string">
            <text:p text:style-name="P49">0</text:p>
          </table:table-cell>
          <table:table-cell table:style-name="Table7.B1" office:value-type="string">
            <text:p text:style-name="P54"><text:s/>/ <text:span text:style-name="T7">1 pt</text:span></text:p>
          </table:table-cell>
        </table:table-row>
      </table:table>
      <text:p text:style-name="P30"/>
      <text:h text:style-name="P84" text:outline-level="3"><text:soft-page-break/>Présentation générale <text:span text:style-name="T34">(concision, qualité du français, etc.)</text:span></text:h>
      <table:table table:name="Table6" table:style-name="Table6">
        <table:table-column table:style-name="Table6.A"/>
        <table:table-column table:style-name="Table6.B"/>
        <table:table-row>
          <table:table-cell table:style-name="Table6.A1" office:value-type="string">
            <text:p text:style-name="P48">0</text:p>
          </table:table-cell>
          <table:table-cell table:style-name="Table6.B1" office:value-type="string">
            <text:p text:style-name="P53"><text:s/>/ <text:span text:style-name="T34">1 pt</text:span></text:p>
          </table:table-cell>
        </table:table-row>
      </table:table>
      <text:h text:style-name="P87" text:outline-level="3">Pénalité <text:span text:style-name="T34">pour </text:span>retard <text:span text:style-name="T34">ou autre</text:span></text:h>
      <table:table table:name="Table3" table:style-name="Table3">
        <table:table-column table:style-name="Table3.A"/>
        <table:table-row>
          <table:table-cell table:style-name="Table3.A1" office:value-type="string">
            <text:p text:style-name="P55">0</text:p>
          </table:table-cell>
        </table:table-row>
      </table:table>
      <text:p text:style-name="P2"/>
      <text:list xml:id="list2293840324" text:style-name="L2">
        <text:list-item>
          <text:p text:style-name="P61">-<text:span text:style-name="T24">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12-04T18:17:04.216726962</dc:date>
    <meta:editing-duration>PT13H56M26S</meta:editing-duration>
    <meta:editing-cycles>164</meta:editing-cycles>
    <meta:generator>LibreOffice/6.0.7.3$Linux_X86_64 LibreOffice_project/00m0$Build-3</meta:generator>
    <meta:document-statistic meta:table-count="10" meta:image-count="0" meta:object-count="0" meta:page-count="7" meta:paragraph-count="127" meta:word-count="1620" meta:character-count="9861" meta:non-whitespace-character-count="8223"/>
  </office:meta>
</office:document-meta>
</file>